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889f" officeooo:paragraph-rsid="001c889f" style:font-size-asian="21pt" style:font-size-complex="24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20pt" officeooo:rsid="001e9a66" officeooo:paragraph-rsid="001e9a66" style:font-size-asian="17.5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officeooo:rsid="001c889f" officeooo:paragraph-rsid="001c889f" style:font-size-asian="13.1000003814697pt" style:font-size-complex="15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officeooo:rsid="001d55d4" officeooo:paragraph-rsid="001d55d4" style:font-size-asian="13.1000003814697pt" style:font-size-complex="15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T1" style:family="text">
      <style:text-properties fo:color="#c921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aplikacji qt </text:p>
      <text:p text:style-name="P1"/>
      <text:list xml:id="list1718442777" text:style-name="L1">
        <text:list-item>
          <text:p text:style-name="P2"><text:span text:style-name="T1">15.04.23</text:span> <text:s/>na ten dzień działa:</text:p>
          <text:list>
            <text:list-header>
              <text:p text:style-name="P5">Komunikacja przez port szeregowy</text:p>
              <text:p text:style-name="P5">skonstruowane jest główne okno aplikacji.</text:p>
            </text:list-header>
            <text:list-item>
              <text:p text:style-name="P6">Stworzono działające rysowanie silosów, </text:p>
            </text:list-item>
            <text:list-item>
              <text:p text:style-name="P6">Dopracować wymiary i napisać wyświetlanie się parametrów.</text:p>
            </text:list-item>
          </text:list>
        </text:list-item>
        <text:list-item>
          <text:p text:style-name="P4">16.04 </text:p>
          <text:list>
            <text:list-item>
              <text:p text:style-name="P7">Planowanie wyglądu alarmów i projektowanie ikonek. </text:p>
            </text:list-item>
            <text:list-item>
              <text:p text:style-name="P7">Dodanie resourses w pliku pro i skonfigorwowanie proawidłowej ścieżki dla kompilaotra.</text:p>
            </text:list-item>
            <text:list-item>
              <text:p text:style-name="P7"/>
              <text:p text:style-name="P5"/>
            </text:list-item>
          </text:list>
        </text:list-item>
      </text:list>
      <text:list xml:id="list7554024" text:style-name="L2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26:03.640541214</meta:creation-date>
    <dc:date>2023-04-17T01:54:04.835260931</dc:date>
    <meta:editing-duration>PT6M2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54" meta:character-count="380" meta:non-whitespace-character-count="338"/>
  </office:meta>
</office:document-meta>
</file>